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638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wote-118_items-0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rmalcy is in the eye of the behold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have a very active internal dialog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 most situations I am cool, calm, and collecte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have a solid sense of what's right and wro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tend to be self-conscious, but do my best to hide i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hen I have had enough of something, I move on to something e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cannot stand being bore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t's easy for me to understand others' viewpoint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can be a workaholic and am happiest when working towards a go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in touch with my values and needs, and they drive my decision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don't mind sulking and wallowing in negativity when I feel dow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end to be friendl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very curious and tend to know about a variety of thing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eling successful is one of the best feelings I've ever ha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tend to look down on weak peop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sometimes enjoy being somewhat of a contrari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have been accused of being a perfection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pite my best efforts, I occasionally fall for scam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want to help stray pets find their old home or a new 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's nice to win people over to my si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at peace with myself and most other peopl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would rather brainstorm ideas than actually implement the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sometimes lose track of time while getting lost in my wor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ing well-organized helps me get more d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sometimes feel protective of my friends and famil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e wealthiest person is a pauper at times, compared to a man with a satisfied min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t feels good to have people over and entertain the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know for a fact that "it's always darkest just before the dawn"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an independent pers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a private pers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want to be the best at what I d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have trouble saving mone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nce I get going on something, it can be hard to change cour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tend to "walk on the sunnyside of life"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have a vivid imaginat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do my best to make a good first impress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ven enough time, I can solve highly complex problem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feel that only a very few people are truly worthy of my admirat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enjoy expressing my feelings and tend to "wear my heart on my sleeve"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 skin is thicker than most others'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take things serious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ly my very closes friends have seen my vulnerable sid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trary to what the "experts" say, I am able to multitask efficientl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sometimes try to help people who really want to be left al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not afraid to break the ru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careful and fearful of embarassment for making mistak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thorough and detail-oriente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care about other peop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know how to get the things I nee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will sometimes take responsibility when others won'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like to push myself and others beyond our comfort zon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not afraid to cut corners occasional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 times I care more for others than I do for myse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want to help the homele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's important to know the rules, even if you are going to break the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competent and effici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like it when people respond positively to my encourag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ople often seem to know that it's safe to confide in 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adventurous and love to try new thing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hat doesn't kill you, makes you stronge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 groups I tend to be silent and invisib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tend to be flexible, but can be a bit stubborn at tim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enjoy traveling and experiencing different cultur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have a lot of anxie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ike to push myself to the limits of my capabiliti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a romantic and long to find my soul ma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thoughtful and often genero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riety is the spice of lif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ational decisions are best, and they require the absolute tru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tend to be honest, fair, and impart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tend to see life from a zero-sum, winner-take-all perspectiv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value excitement and am not afraid to take risk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ometimes I give up too easil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can be vocal and temperamental when things aren't going my w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like to double-check my work before moving 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happy with who I a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can be difficult to get along with at tim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ople sometimes tell me I should get out mo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believe ideals can make us better peo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tend to do my best work when left alo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easily distracte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do not like to joke aro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en things aren't going well, I do not hesitate to change cour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tend to hide my self-doubt and insecuriti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mind my manners and am very poli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like to keep up with how my friends are do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tend to be suspicious of others' hidden motiv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hate to make mistak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love to dive deeply into interesting topic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m adaptable and don't mind following another person's lea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can be brutally honest at tim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work hard and expect my efforts to be appreciate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tend to be emotional, but can be very logical at tim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ove it when things are going well and I'm in the fl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an active person and have a busy schedu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ving a mission is key to making life worthwhi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insist on making my own decisions, but do so only when I'm good and read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t's nice to have some control over the work I am do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 warms my heart to think I helped someone feel bet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doubt myself -- and most everyone else as we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t is important for me to be comfortable, both mentally and physicall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 a fight, I will not surrender until I absolutely have t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persistent: "when the going gets tough, the tough get going"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can be competitive at tim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rebound quickly from bad experienc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t's pointless to stress out about things you can't chang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ometimes I feel lonely and misunderstoo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 an effort to avoid criticism, I often conform to others' expectations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  <table:database-ranges>
        <table:database-range table:name="__Anonymous_Sheet_DB__0" table:target-range-address="'twote-118_items-0'.A1:'twote-118_items-0'.B10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1T13:34:30.601660875</dc:date>
    <meta:editing-duration>PT3M52S</meta:editing-duration>
    <meta:editing-cycles>1</meta:editing-cycles>
    <meta:document-statistic meta:table-count="1" meta:cell-count="216" meta:object-count="0"/>
  </office:meta>
</office:document-meta>
</file>